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771cm"/>
    </style:style>
    <style:style style:name="co4" style:family="table-column">
      <style:table-column-properties fo:break-before="auto" style:column-width="5.0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79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7.186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841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gui</text:p>
          </table:table-cell>
          <table:table-cell/>
          <table:table-cell table:style-name="ce2" office:value-type="string" calcext:value-type="string">
            <text:p>universell(interface)</text:p>
          </table:table-cell>
          <table:table-cell/>
          <table:table-cell table:style-name="ce2" office:value-type="string" calcext:value-type="string">
            <text:p>laufer</text:p>
          </table:table-cell>
        </table:table-row>
        <table:table-row table:style-name="ro2">
          <table:table-cell office:value-type="string" calcext:value-type="string">
            <text:p>lock Object()</text:p>
            <text:p>zug File</text:p>
            <text:p>random Random</text:p>
            <text:p>sprache sprache</text:p>
            <text:p>turn, schwarz boolean</text:p>
            <text:p>graphFeld Jbutton[][]</text:p>
            <text:p>starten, dameweiss, turmweiss, lauferweiss, springerweiss, dameschwarz, turmschwarz, lauferschwarz, springerschwarz Jbutton</text:p>
            <text:p>Beschriftung Jlabel[]</text:p>
            <text:p>lightgreen, darkgrenn, red Color</text:p>
            <text:p>aktuelleFigur universell</text:p>
            <text:p>currentX, currentY, buttonX, buttonY int</text:p>
            <text:p/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eigeneFarbe Color</text:p>
            <text:p>eigeneFarbenLink, name String</text:p>
            <text:p/>
          </table:table-cell>
        </table:table-row>
        <table:table-row table:style-name="ro3">
          <table:table-cell office:value-type="string" calcext:value-type="string">
            <text:p>gui(String)</text:p>
            <text:p>Feldfaerben()</text:p>
            <text:p>initialisierern()</text:p>
            <text:p>nachsteRunde()</text:p>
            <text:p>figurenEinfugen()</text:p>
            <text:p>neueEntscheidung()</text:p>
            <text:p>ende()</text:p>
            <text:p>actionPerformed(ActionEvent)</text:p>
            <text:p/>
          </table:table-cell>
          <table:table-cell/>
          <table:table-cell office:value-type="string" calcext:value-type="string">
            <text:p>bild(): ImageIcon </text:p>
            <text:p>giveID(): String </text:p>
            <text:p>giveColor(): Color </text:p>
            <text:p>giveFirst(): boolean </text:p>
            <text:p>setFirstfalse() </text:p>
            <text:p>giveAngriffX(universell[][], universell[][], int, int): int[] </text:p>
            <text:p>giveAngriffY(universell[][], universell[][], int, int): int[]</text:p>
            <text:p>GiveAbstammungColor(): Color schauer(universell[][], universell[][], int, int): int[] </text:p>
            <text:p>ymoglichesFeld(boolean, universell[][], universell[][], int, int): int[] </text:p>
            <text:p>xmoglichesFeld(boolean, universell[][], universell[][], int, int): int[]</text:p>
          </table:table-cell>
          <table:table-cell/>
          <table:table-cell office:value-type="string" calcext:value-type="string">
            <text:p>laufer(Color, String, String)</text:p>
            <text:p>siehe universell</text:p>
            <text:p/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home</text:p>
          </table:table-cell>
          <table:table-cell/>
          <table:table-cell table:style-name="ce2" office:value-type="string" calcext:value-type="string">
            <text:p>angriffsfeld</text:p>
          </table:table-cell>
          <table:table-cell/>
          <table:table-cell table:style-name="ce2" office:value-type="string" calcext:value-type="string">
            <text:p>springer</text:p>
          </table:table-cell>
        </table:table-row>
        <table:table-row table:style-name="ro4">
          <table:table-cell office:value-type="string" calcext:value-type="string">
            <text:p>SpracheLabel, EndLabel, Hintergrund JLabel</text:p>
            <text:p>Beginn, Wiederholen, Homebutton, SpracheAnnehmen, MusikButton JButton</text:p>
            <text:p>Sprache JComboBox </text:p>
            <text:p>sprache sprache</text:p>
            <text:p>musikClip Clip</text:p>
            <text:p>Lautstaerke FloatControl</text:p>
            <text:p>LautstaerkeRegler Jslider</text:p>
            <text:p/>
          </table:table-cell>
          <table:table-cell/>
          <table:table-cell office:value-type="string" calcext:value-type="string">
            <text:p>angreifer universell</text:p>
          </table:table-cell>
          <table:table-cell/>
          <table:table-cell office:value-type="string" calcext:value-type="string">
            <text:p>eigeneFarbe Color</text:p>
            <text:p>eigeneFarbenLink, name String</text:p>
            <text:p/>
          </table:table-cell>
        </table:table-row>
        <table:table-row table:style-name="ro5">
          <table:table-cell office:value-type="string" calcext:value-type="string">
            <text:p>home()</text:p>
            <text:p>actionPerformed(ActionEvent)</text:p>
            <text:p>stateChanged(ChangeEvent)</text:p>
            <text:p>setVolume(int)</text:p>
          </table:table-cell>
          <table:table-cell/>
          <table:table-cell office:value-type="string" calcext:value-type="string">
            <text:p>angriffsfeld(universell)</text:p>
            <text:p>siehe universell</text:p>
          </table:table-cell>
          <table:table-cell/>
          <table:table-cell office:value-type="string" calcext:value-type="string">
            <text:p>springer(Color, String, String)</text:p>
            <text:p>siehe universell</text:p>
            <text:p/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ende</text:p>
          </table:table-cell>
          <table:table-cell/>
          <table:table-cell table:style-name="ce2" office:value-type="string" calcext:value-type="string">
            <text:p>aussen</text:p>
          </table:table-cell>
          <table:table-cell/>
          <table:table-cell table:style-name="ce2" office:value-type="string" calcext:value-type="string">
            <text:p>turm</text:p>
          </table:table-cell>
        </table:table-row>
        <table:table-row table:style-name="ro6">
          <table:table-cell office:value-type="string" calcext:value-type="string">
            <text:p>EndLabel JLabel</text:p>
            <text:p>Wiederholen, Homebutton JButton()</text:p>
            <text:p>sprache sprache</text:p>
            <text:p>labelText String</text:p>
            <text:p/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eigeneFarbe Color</text:p>
            <text:p>eigeneFarbenLink, name String</text:p>
            <text:p>first boolean</text:p>
            <text:p/>
          </table:table-cell>
        </table:table-row>
        <table:table-row table:style-name="ro7">
          <table:table-cell office:value-type="string" calcext:value-type="string">
            <text:p>ende(int, String)</text:p>
            <text:p>actionPerformed(ActionEvent)</text:p>
          </table:table-cell>
          <table:table-cell/>
          <table:table-cell office:value-type="string" calcext:value-type="string">
            <text:p>aussen()</text:p>
            <text:p>Siehe universell</text:p>
          </table:table-cell>
          <table:table-cell/>
          <table:table-cell office:value-type="string" calcext:value-type="string">
            <text:p>turm(Color, String, String)</text:p>
            <text:p>siehe universell</text:p>
            <text:p/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sprache</text:p>
          </table:table-cell>
          <table:table-cell/>
          <table:table-cell table:style-name="ce2" office:value-type="string" calcext:value-type="string">
            <text:p>bauer</text:p>
          </table:table-cell>
          <table:table-cell/>
          <table:table-cell table:style-name="ce2" office:value-type="string" calcext:value-type="string">
            <text:p>unsichtbar</text:p>
          </table:table-cell>
        </table:table-row>
        <table:table-row table:style-name="ro5">
          <table:table-cell office:value-type="string" calcext:value-type="string">
            <text:p>gewahlteSprache String</text:p>
            <text:p/>
          </table:table-cell>
          <table:table-cell/>
          <table:table-cell office:value-type="string" calcext:value-type="string">
            <text:p>eigeneFarbe Color</text:p>
            <text:p>eigeneFarbenLink String</text:p>
            <text:p>erstemal boolean</text:p>
            <text:p/>
          </table:table-cell>
          <table:table-cell/>
          <table:table-cell office:value-type="string" calcext:value-type="string">
            <text:p>Farbe Color</text:p>
            <text:p/>
          </table:table-cell>
        </table:table-row>
        <table:table-row table:style-name="ro8">
          <table:table-cell office:value-type="string" calcext:value-type="string">
            <text:p>sprache(String)</text:p>
            <text:p>startenButton():String </text:p>
            <text:p>Patt():String </text:p>
            <text:p>dame():String </text:p>
            <text:p>turm():String </text:p>
            <text:p>laufer():String </text:p>
            <text:p>springer():String </text:p>
            <text:p>Matt():String </text:p>
            <text:p>weissSieg():String </text:p>
            <text:p>schwarzSieg():String </text:p>
            <text:p>Speichern();String </text:p>
            <text:p>musik():String </text:p>
            <text:p>SpracheWahlen():String </text:p>
            <text:p>Spielen():String </text:p>
            <text:p>Titel():String </text:p>
            <text:p>spielende():String </text:p>
            <text:p>wiederholen():String </text:p>
            <text:p>home():String</text:p>
          </table:table-cell>
          <table:table-cell/>
          <table:table-cell office:value-type="string" calcext:value-type="string">
            <text:p>bauer(Color, String, String, boolean)</text:p>
            <text:p>Siehe universell</text:p>
          </table:table-cell>
          <table:table-cell/>
          <table:table-cell office:value-type="string" calcext:value-type="string">
            <text:p><text:span text:style-name="T1">unsichtbar(Color)</text:span></text:p>
            <text:p><text:span text:style-name="T1">siehe universell</text:span></text:p>
            <text:p><text:span text:style-name="T1"/></text:p>
          </table:table-cell>
        </table:table-row>
        <table:table-row table:style-name="ro9">
          <table:table-cell table:number-columns-repeated="5"/>
        </table:table-row>
        <table:table-row table:style-name="ro1">
          <table:table-cell table:style-name="ce2" office:value-type="string" calcext:value-type="string">
            <text:p>logik</text:p>
          </table:table-cell>
          <table:table-cell/>
          <table:table-cell table:style-name="ce2" office:value-type="string" calcext:value-type="string">
            <text:p>dam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logikFeld universell[][]</text:p>
            <text:p>art felderart</text:p>
            <text:p>current universell</text:p>
            <text:p/>
          </table:table-cell>
          <table:table-cell/>
          <table:table-cell office:value-type="string" calcext:value-type="string">
            <text:p>eigeneFarbe Color</text:p>
            <text:p>EigeneFarbenLink, name String</text:p>
            <text:p/>
          </table:table-cell>
          <table:table-cell table:number-columns-repeated="2"/>
        </table:table-row>
        <table:table-row table:style-name="ro3">
          <table:table-cell office:value-type="string" calcext:value-type="string">
            <text:p>logik()</text:p>
            <text:p>initialisieren()</text:p>
            <text:p>anfangsCheckForSchach(universell[][], universel[][]): boolean</text:p>
            <text:p>fastCheckForSchach(universell[][], universell[][], boolean): boolean</text:p>
            <text:p>CheckForSchach(universell[][], universell[][], JButton[][], boolean): int</text:p>
            <text:p>CheckForPatt(universell[][], universell[][], boolean): boolean</text:p>
            <text:p>getX(universell, int, int): int[]</text:p>
            <text:p>getY(universell, int, int): int[]</text:p>
            <text:p>freisetzer(int, int)</text:p>
            <text:p/>
          </table:table-cell>
          <table:table-cell/>
          <table:table-cell office:value-type="string" calcext:value-type="string">
            <text:p>dame(Color, String, String)</text:p>
            <text:p>Siehe universell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felderart</text:p>
          </table:table-cell>
          <table:table-cell/>
          <table:table-cell table:style-name="ce2" office:value-type="string" calcext:value-type="string">
            <text:p>frei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art universell[][]</text:p>
            <text:p/>
          </table:table-cell>
          <table:table-cell/>
          <table:table-cell office:value-type="string" calcext:value-type="string">
            <text:p>/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felderart()</text:p>
            <text:p>initialisieren()</text:p>
            <text:p>clearer(universell[][]): universell[][]</text:p>
            <text:p>aktualisiernForAnfangsCheck(boolean, universell[][], universell[][]): universell[][]</text:p>
            <text:p>aktualisieren(boolean, universell[][], universell[][]): universell[][]</text:p>
            <text:p/>
          </table:table-cell>
          <table:table-cell/>
          <table:table-cell office:value-type="string" calcext:value-type="string">
            <text:p>frei()</text:p>
            <text:p>Siehe universell</text:p>
            <text:p/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konig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eigeneFarbe Color</text:p>
            <text:p>eigeneFarbenLink, name String </text:p>
            <text:p>first boolean</text:p>
            <text:p/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konig(Color, String, String)</text:p>
            <text:p>siehe universell</text:p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.00.0000</text:date>, <text:time style:data-style-name="N2" text:time-value="17:09:36.285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10:19:19.512000000</meta:creation-date>
    <dc:date>2024-06-27T18:02:34.767000000</dc:date>
    <meta:editing-duration>PT2H7M24S</meta:editing-duration>
    <meta:editing-cycles>2</meta:editing-cycles>
    <meta:generator>LibreOffice/7.6.6.3$Windows_X86_64 LibreOffice_project/d97b2716a9a4a2ce1391dee1765565ea469b0ae7</meta:generator>
    <meta:document-statistic meta:table-count="1" meta:cell-count="51" meta:object-count="0"/>
  </office:meta>
</office:document-meta>
</file>